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55000000DD6372E166196529C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in" fo:margin-left="-0.1285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75in"/>
    </style:style>
    <style:style style:name="Table1.1" style:family="table-row">
      <style:table-row-properties style:min-row-height="0.2056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2" style:family="table-row">
      <style:table-row-properties style:min-row-height="0.2472in" fo:keep-together="auto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2264in" fo:keep-together="auto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2368in" fo:keep-together="auto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style:min-row-height="0.2292in" fo:keep-together="auto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6" style:family="table-row">
      <style:table-row-properties style:min-row-height="0.2083in" fo:keep-together="auto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7" style:family="table-row">
      <style:table-row-properties style:min-row-height="0.2188in" fo:keep-together="auto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8" style:family="table-row">
      <style:table-row-properties style:min-row-height="0.1826in" fo:keep-together="auto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813in" fo:margin-left="-0.2431in" fo:margin-top="0in" fo:margin-bottom="0in" table:align="left" style:writing-mode="lr-tb"/>
    </style:style>
    <style:style style:name="Table2.A" style:family="table-column">
      <style:table-column-properties style:column-width="0.7708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8958in"/>
    </style:style>
    <style:style style:name="Table2.D" style:family="table-column">
      <style:table-column-properties style:column-width="0.875in"/>
    </style:style>
    <style:style style:name="Table2.F" style:family="table-column">
      <style:table-column-properties style:column-width="0.9069in"/>
    </style:style>
    <style:style style:name="Table2.G" style:family="table-column">
      <style:table-column-properties style:column-width="0.8646in"/>
    </style:style>
    <style:style style:name="Table2.H" style:family="table-column">
      <style:table-column-properties style:column-width="0.7583in"/>
    </style:style>
    <style:style style:name="Table2.1" style:family="table-row">
      <style:table-row-properties style:min-row-height="0.2778in" fo:keep-together="auto"/>
    </style:style>
    <style:style style:name="Table2.A1" style:family="table-cell">
      <style:table-cell-properties style:vertical-align="middle" fo:background-color="#bfbfbf" fo:padding="0.0278in" fo:border="0.75pt solid #000000">
        <style:background-image/>
      </style:table-cell-properties>
    </style:style>
    <style:style style:name="Table2.2" style:family="table-row">
      <style:table-row-properties style:min-row-height="0.2188in" fo:keep-together="auto"/>
    </style:style>
    <style:style style:name="Table2.3" style:family="table-row">
      <style:table-row-properties style:min-row-height="0.7188in" fo:keep-together="auto"/>
    </style:style>
    <style:style style:name="Table2.A3" style:family="table-cell">
      <style:table-cell-properties style:vertical-align="middle" fo:padding="0.0278in" fo:border="0.75pt solid #000000"/>
    </style:style>
    <style:style style:name="Table2.B3" style:family="table-cell">
      <style:table-cell-properties fo:padding="0.0278in" fo:border="0.75pt solid #000000"/>
    </style:style>
    <style:style style:name="Table2.C3" style:family="table-cell">
      <style:table-cell-properties fo:padding="0.0278in" fo:border="0.75pt solid #000000"/>
    </style:style>
    <style:style style:name="Table2.D3" style:family="table-cell">
      <style:table-cell-properties fo:padding="0.0278in" fo:border="0.75pt solid #000000"/>
    </style:style>
    <style:style style:name="Table2.E3" style:family="table-cell">
      <style:table-cell-properties fo:padding="0.0278in" fo:border="0.75pt solid #000000"/>
    </style:style>
    <style:style style:name="Table2.F3" style:family="table-cell">
      <style:table-cell-properties fo:padding="0.0278in" fo:border="0.75pt solid #000000"/>
    </style:style>
    <style:style style:name="Table2.G3" style:family="table-cell">
      <style:table-cell-properties fo:padding="0.0278in" fo:border="0.75pt solid #000000"/>
    </style:style>
    <style:style style:name="Table2.H3" style:family="table-cell">
      <style:table-cell-properties fo:padding="0.0278in" fo:border="0.75pt solid #000000"/>
    </style:style>
    <style:style style:name="Table2.A4" style:family="table-cell">
      <style:table-cell-properties style:vertical-align="middle" fo:padding="0.0278in" fo:border="0.75pt solid #000000"/>
    </style:style>
    <style:style style:name="Table2.B4" style:family="table-cell">
      <style:table-cell-properties fo:padding="0.0278in" fo:border="0.75pt solid #000000"/>
    </style:style>
    <style:style style:name="Table2.C4" style:family="table-cell">
      <style:table-cell-properties fo:padding="0.0278in" fo:border="0.75pt solid #000000"/>
    </style:style>
    <style:style style:name="Table2.D4" style:family="table-cell">
      <style:table-cell-properties fo:padding="0.0278in" fo:border="0.75pt solid #000000"/>
    </style:style>
    <style:style style:name="Table2.E4" style:family="table-cell">
      <style:table-cell-properties fo:padding="0.0278in" fo:border="0.75pt solid #000000"/>
    </style:style>
    <style:style style:name="Table2.F4" style:family="table-cell">
      <style:table-cell-properties fo:padding="0.0278in" fo:border="0.75pt solid #000000"/>
    </style:style>
    <style:style style:name="Table2.G4" style:family="table-cell">
      <style:table-cell-properties fo:padding="0.0278in" fo:border="0.75pt solid #000000"/>
    </style:style>
    <style:style style:name="Table2.H4" style:family="table-cell">
      <style:table-cell-properties fo:padding="0.0278in" fo:border="0.75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3" style:family="paragraph" style:parent-style-name="Standard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9pt" fo:font-weight="bold" style:font-size-asian="9pt" style:font-weight-asian="bold" style:font-size-complex="9pt"/>
    </style:style>
    <style:style style:name="P1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style:font-name-asian="Liberation Serif1" style:font-name-complex="Liberation Serif1"/>
    </style:style>
    <style:style style:name="P1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-0.0417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1217in" fo:margin-right="0in" fo:margin-top="0in" fo:margin-bottom="0in" loext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normal" style:font-name-asian="Liberation Serif1" style:font-size-asian="8pt" style:font-style-asian="normal" style:font-weight-asian="normal" style:font-name-complex="Liberation Serif1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0" style:family="text"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T11" style:family="text">
      <style:text-properties style:font-name="Liberation Serif" style:font-name-asian="Liberation Serif1" style:font-name-complex="Liberation Serif1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style:font-name-asian="Liberation Serif1" style:font-size-asian="12pt" style:font-weight-asian="bold" style:font-name-complex="Liberation Serif1" style:font-size-complex="12pt"/>
    </style:style>
    <style:style style:name="T13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14" style:family="text">
      <style:text-properties style:font-name="Liberation Serif" fo:font-weight="bold" style:font-name-asian="Liberation Serif1" style:font-weight-asian="bold" style:font-name-complex="Liberation Serif1"/>
    </style:style>
    <style:style style:name="T15" style:family="text">
      <style:text-properties style:font-name="Arial" fo:font-size="11pt" style:font-name-asian="Arial1" style:font-size-asian="11pt" style:font-name-complex="Arial1" style:font-size-complex="11pt"/>
    </style:style>
    <style:style style:name="T16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7" style:family="text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T18" style:family="text">
      <style:text-properties style:text-position="super 58%" style:font-name="Arial" fo:font-size="11pt" style:font-name-asian="Arial1" style:font-size-asian="11pt" style:font-name-complex="Arial1" style:font-size-complex="11pt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9pt" fo:font-weight="bold" style:font-size-asian="9pt" style:font-weight-asian="bold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16pt" fo:font-weight="bold" style:font-size-asian="16pt" style:font-weight-asian="bold" style:font-size-complex="16pt"/>
    </style:style>
    <style:style style:name="T23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NAMA MATA KULIAH</text:span></text:p>
          </table:table-cell>
          <table:table-cell table:style-name="Table1.A1" office:value-type="string">
            <text:p text:style-name="P6"><text:span text:style-name="T10">Komunikasi Data</text:span></text:p>
          </table:table-cell>
          <table:table-cell table:style-name="Table1.A1" office:value-type="string">
            <text:p text:style-name="P6"><text:span text:style-name="T1">CAPAIAN PEMBELAJARAN MATA KULIAH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KODE MATA KULIAH</text:span></text:p>
          </table:table-cell>
          <table:table-cell table:style-name="Table1.A1" office:value-type="string">
            <text:p text:style-name="P6"><text:span text:style-name="T1">TE20141</text:span><text:span text:style-name="T10">7</text:span></text:p>
          </table:table-cell>
          <table:table-cell table:style-name="Table1.C2" table:number-rows-spanned="7" office:value-type="string">
            <text:p text:style-name="P1"><text:span text:style-name="T10">Sub-CPMK 6. Mahasiswa mampu menganalisis teknik komunikasi data digital secara mandiri dan bertanggung jawab (C4, P3, A3)</text:span></text:p>
            <text:p text:style-name="P2"/>
            <text:p text:style-name="P1"><text:span text:style-name="T10">Sub-CPMK 7. Mahasiswa mampu menguraikan prasyarat untuk komunikasi data yang efektif secara mandiri dan bertanggung jawab (C4, P3, A3)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1">SEMESTER/ SKS</text:span></text:p>
          </table:table-cell>
          <table:table-cell table:style-name="Table1.A1" office:value-type="string">
            <text:p text:style-name="P6"><text:span text:style-name="T10">4</text:span><text:span text:style-name="T1"> / </text:span><text:span text:style-name="T10">2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6"><text:span text:style-name="T1">TANGGAL </text:span><text:span text:style-name="T10">KUIS</text:span></text:p>
          </table:table-cell>
          <table:table-cell table:style-name="Table1.A1" office:value-type="string">
            <text:p text:style-name="P6"><text:span text:style-name="T10">Pertemuan 1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"><text:span text:style-name="T1">WAKTU </text:span><text:span text:style-name="T10">KUIS</text:span></text:p>
          </table:table-cell>
          <table:table-cell table:style-name="Table1.A1" office:value-type="string">
            <text:p text:style-name="P6"><text:span text:style-name="T10">60 Menit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6"><text:span text:style-name="T1">RUANG KUIS</text:span></text:p>
          </table:table-cell>
          <table:table-cell table:style-name="Table1.A1" office:value-type="string">
            <text:p text:style-name="P6"><text:span text:style-name="T10">G201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6"><text:span text:style-name="T10">JENIS KUIS</text:span></text:p>
          </table:table-cell>
          <table:table-cell table:style-name="Table1.A1" office:value-type="string">
            <text:p text:style-name="P6"><text:span text:style-name="T10">Close Book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6"><text:span text:style-name="T1">DOSEN PENGAMPU</text:span></text:p>
          </table:table-cell>
          <table:table-cell table:style-name="Table1.A1" office:value-type="string">
            <text:p text:style-name="P6"><text:span text:style-name="T1">Mifta Nur Farid, S.T., M.T.</text:span></text:p>
            <text:p text:style-name="P6"><text:span text:style-name="T10">Riza Hadi Saputra, S.T., M.T.</text:span></text:p>
          </table:table-cell>
          <table:covered-table-cell/>
        </table:table-row>
      </table:table>
      <text:p text:style-name="P15"/>
      <text:p text:style-name="P4"><text:span text:style-name="T11"><text:tab/></text:span><text:span text:style-name="T12">Sub-CPMK 6 (50poin)</text:span></text:p>
      <text:list xml:id="list1467466042" text:style-name="WWNum1">
        <text:list-item>
          <text:p text:style-name="P19"><text:span text:style-name="T15">Tentukan data yang akan ditransmisikan jika digunakan teknik CRC dengan generator x</text:span><text:span text:style-name="T18">3</text:span><text:span text:style-name="T15">+x</text:span><text:span text:style-name="T18">2</text:span><text:span text:style-name="T15">+1 dan datanya adalah x</text:span><text:span text:style-name="T18">7</text:span><text:span text:style-name="T15"> + x</text:span><text:span text:style-name="T18">4</text:span><text:span text:style-name="T15"> + x</text:span><text:span text:style-name="T18">3</text:span><text:span text:style-name="T15"> + x. </text:span><text:span text:style-name="T16">(25poin)</text:span></text:p>
        </text:list-item>
        <text:list-item>
          <text:p text:style-name="P19"><text:span text:style-name="T15">Diketahui sebuah unit data adalah {1101 1001 0100 1010}. Tentukan unit data yang dikirim jika metode error detection yang digunakan adalah checksum dengan banyaknya section adalah empat. </text:span><text:span text:style-name="T16">(25poin)</text:span></text:p>
        </text:list-item>
      </text:list>
      <text:p text:style-name="P20"><text:span text:style-name="T17">Sub-CPMK 7 (50poin)</text:span></text:p>
      <text:list xml:id="list233552331414052" text:continue-numbering="true" text:style-name="WWNum1">
        <text:list-item>
          <text:p text:style-name="P19"><text:span text:style-name="T15">Dilakukan pertukaran informasi dari Station A ke Station B berupa pengiriman 7 frame secara berurutan (frame 0, frame 1, frame 2, frame 3, frame 4, frame 5, dan frame 6 ). Jika error control yang digunakan adalah stop-and-wait ARQ, ilustrasikan pertukaran informasi yang terjadi dengan asumsi terjadi lost saat pengiriman</text:span></text:p>
        </text:list-item>
      </text:list>
      <text:p text:style-name="P20"><text:span text:style-name="T15">(a) frame 3. </text:span><text:span text:style-name="T16">(13poin)</text:span></text:p>
      <text:p text:style-name="P20"><text:span text:style-name="T15">(b) acknowledgement 4. </text:span><text:span text:style-name="T16">(12poin)</text:span></text:p>
      <text:list xml:id="list233551976664255" text:continue-numbering="true" text:style-name="WWNum1">
        <text:list-item>
          <text:p text:style-name="P19"><text:span text:style-name="T15">Dilakukan pertukaran informasi dari Station A ke Station B berupa pengiriman 7 frame secara berurutan (frame 0, frame 1, frame 2, frame 3, frame 4, frame 5, dan frame 6 ). Jika terjadi lost saat pengiriman frame 3, ilustrasikan pertukaran informasi yang terjadi dengan asumsi Error control yang digunakan adalah</text:span></text:p>
        </text:list-item>
      </text:list>
      <text:p text:style-name="P20"><text:span text:style-name="T15">(a) go-back-N ARQ. </text:span><text:span text:style-name="T16">(13poin)</text:span></text:p>
      <text:p text:style-name="P20"><text:span text:style-name="T15">(b) selective-reject ARQ. </text:span><text:span text:style-name="T16">(12poin)</text:span></text:p>
      <text:p text:style-name="P5"/>
      <text:p text:style-name="P17"><text:span text:style-name="T3">~ Selamat Mengerjakan ~</text:span></text:p>
      <text:p text:style-name="P16"/>
      <text:p text:style-name="P18"><text:span text:style-name="T13">Rubrik Penilaian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rows-spanned="2" office:value-type="string">
            <text:p text:style-name="P22"><text:span text:style-name="T20">Poin Penilaian</text:span></text:p>
          </table:table-cell>
          <table:table-cell table:style-name="Table2.A1" table:number-columns-spanned="7" office:value-type="string">
            <text:p text:style-name="P22"><text:span text:style-name="T20">Sk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A1" office:value-type="string">
            <text:p text:style-name="P22"><text:span text:style-name="T20">A (86-100)</text:span></text:p>
          </table:table-cell>
          <table:table-cell table:style-name="Table2.A1" office:value-type="string">
            <text:p text:style-name="P22"><text:span text:style-name="T20">AB (76-85)</text:span></text:p>
          </table:table-cell>
          <table:table-cell table:style-name="Table2.A1" office:value-type="string">
            <text:p text:style-name="P22"><text:span text:style-name="T20">B (66-75)</text:span></text:p>
          </table:table-cell>
          <table:table-cell table:style-name="Table2.A1" office:value-type="string">
            <text:p text:style-name="P22"><text:span text:style-name="T20">BC (56-65)</text:span></text:p>
          </table:table-cell>
          <table:table-cell table:style-name="Table2.A1" office:value-type="string">
            <text:p text:style-name="P22"><text:span text:style-name="T20">C (51-55)</text:span></text:p>
          </table:table-cell>
          <table:table-cell table:style-name="Table2.A1" office:value-type="string">
            <text:p text:style-name="P22"><text:span text:style-name="T20">D (41-50)</text:span></text:p>
          </table:table-cell>
          <table:table-cell table:style-name="Table2.A1" office:value-type="string">
            <text:p text:style-name="P24"><text:span text:style-name="T20">E (0-40)</text:span></text:p>
          </table:table-cell>
        </table:table-row>
        <table:table-row table:style-name="Table2.3">
          <table:table-cell table:style-name="Table2.A3" office:value-type="string">
            <text:p text:style-name="P22"><text:span text:style-name="T21">Sikap</text:span></text:p>
          </table:table-cell>
          <table:table-cell table:style-name="Table2.B3" office:value-type="string">
            <text:p text:style-name="P23"><text:span text:style-name="T21">Mahasiswa tidak datang terlambat ke kelas dan tidak berbuat curang*</text:span></text:p>
          </table:table-cell>
          <table:table-cell table:style-name="Table2.C3" office:value-type="string">
            <text:p text:style-name="P1"><text:span text:style-name="T21">Mahasiswa datang terlambat maksimal 5 menit dari waktu Kuis 1 dan tidak berbuat curang*</text:span></text:p>
          </table:table-cell>
          <table:table-cell table:style-name="Table2.D3" office:value-type="string">
            <text:p text:style-name="P1"><text:span text:style-name="T21">Mahasiswa datang terlambat maksimal 10 menit dari waktu Kuis 1 dan tidak berbuat curang*</text:span></text:p>
          </table:table-cell>
          <table:table-cell table:style-name="Table2.E3" office:value-type="string">
            <text:p text:style-name="P1"><text:span text:style-name="T21">Mahasiswa datang terlambat maksimal 15 menit dari waktu Kuis 1 dan tidak berbuat curang*</text:span></text:p>
          </table:table-cell>
          <table:table-cell table:style-name="Table2.F3" office:value-type="string">
            <text:p text:style-name="P1"><text:span text:style-name="T21">Mahasiswa datang terlambat lebih dari 15 menit dari waktu Kuis 1 dan berbuat curang kategori ringan*</text:span></text:p>
          </table:table-cell>
          <table:table-cell table:style-name="Table2.G3" office:value-type="string">
            <text:p text:style-name="P1"><text:span text:style-name="T21">Mahasiswa datang terlambat lebih dari 15 menit dari waktu Kuis 1 dan berbuat curang kategori sedang*</text:span></text:p>
          </table:table-cell>
          <table:table-cell table:style-name="Table2.H3" office:value-type="string">
            <text:p text:style-name="P1"><text:span text:style-name="T21">Mahasiswa datang terlambat lebih dari 15 menit dari waktu Kuis 1 dan berbuat curang kategori berat*</text:span></text:p>
          </table:table-cell>
        </table:table-row>
        <table:table-row table:style-name="Table2.3">
          <table:table-cell table:style-name="Table2.A4" office:value-type="string">
            <text:p text:style-name="P22"><text:span text:style-name="T21">Pengetahuan</text:span></text:p>
          </table:table-cell>
          <table:table-cell table:style-name="Table2.B4" office:value-type="string">
            <text:p text:style-name="P1"><text:span text:style-name="T21">Mahasiswa mampu memahami transmisi sinkron dan asinkron, tipe-tipe error, deteksi error, koreksi error, line configuration, flow control, error control, dan high level data link control</text:span></text:p>
          </table:table-cell>
          <table:table-cell table:style-name="Table2.C4" office:value-type="string">
            <text:p text:style-name="P1"><text:span text:style-name="T21">Mahasiswa mampu memahami transmisi sinkron dan asinkron, tipe-tipe error, deteksi error, koreksi error, line configuration, flow control, dan error control</text:span></text:p>
          </table:table-cell>
          <table:table-cell table:style-name="Table2.D4" office:value-type="string">
            <text:p text:style-name="P1"><text:span text:style-name="T21">Mahasiswa mampu memahami transmisi sinkron dan asinkron, tipe-tipe error, deteksi error, koreksi error, line configuration, dan <text:s/>flow control,</text:span></text:p>
          </table:table-cell>
          <table:table-cell table:style-name="Table2.E4" office:value-type="string">
            <text:p text:style-name="P1"><text:span text:style-name="T21">Mahasiswa mampu memahami transmisi sinkron dan asinkron, tipe-tipe error, deteksi error, koreksi error, dan line configuration</text:span></text:p>
          </table:table-cell>
          <table:table-cell table:style-name="Table2.F4" office:value-type="string">
            <text:p text:style-name="P1"><text:span text:style-name="T21">Mahasiswa mampu memahami transmisi sinkron dan asinkron, tipe-tipe error, deteksi error, dan koreksi error</text:span></text:p>
          </table:table-cell>
          <table:table-cell table:style-name="Table2.G4" office:value-type="string">
            <text:p text:style-name="P1"><text:span text:style-name="T21">Mahasiswa mampu memahami transmisi sinkron dan asinkron, dan tipe-tipe error</text:span></text:p>
          </table:table-cell>
          <table:table-cell table:style-name="Table2.H4" office:value-type="string">
            <text:p text:style-name="P1"><text:span text:style-name="T21">Mahasiswa belum mampu memahami transmisi sinkron dan asinkron</text:span></text:p>
          </table:table-cell>
        </table:table-row>
      </table:table>
      <text:p text:style-name="P3"/>
      <text:p text:style-name="P21"><text:span text:style-name="T14">*kategori curang:</text:span></text:p>
      <text:p text:style-name="P21"><text:span text:style-name="T11">Berat<text:tab/><text:tab/>: mencontek dari handphone saat Kuis 1 berlangsung</text:span></text:p>
      <text:p text:style-name="P21"><text:span text:style-name="T11">Sedang<text:tab/><text:tab/>: menyalin jawaban dari lembar jawaban teman di sekitarnya</text:span></text:p>
      <text:p text:style-name="P21"><text:span text:style-name="T11">Ringan<text:tab/><text:tab/>: melirik, menoleh, atau melihat jawaban teman di sekitarn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caption" style:family="paragraph" style:parent-style-name="normal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normal" style:default-outline-level=""/>
    <style:style style:name="Head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7465in" fo:margin-top="0in" fo:margin-bottom="0in" table:align="center" style:writing-mode="lr-tb"/>
    </style:style>
    <style:style style:name="Table3.A" style:family="table-column">
      <style:table-column-properties style:column-width="1.5083in"/>
    </style:style>
    <style:style style:name="Table3.B" style:family="table-column">
      <style:table-column-properties style:column-width="3.2382in"/>
    </style:style>
    <style:style style:name="Table3.C" style:family="table-column">
      <style:table-column-properties style:column-width="0.7479in"/>
    </style:style>
    <style:style style:name="Table3.D" style:family="table-column">
      <style:table-column-properties style:column-width="0.1924in"/>
    </style:style>
    <style:style style:name="Table3.E" style:family="table-column">
      <style:table-column-properties style:column-width="1.0597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5" style:family="paragraph" style:parent-style-name="Standard">
      <style:paragraph-properties fo:margin-left="0in" fo:margin-right="-0.0417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7" style:family="paragraph" style:parent-style-name="Standard">
      <style:paragraph-properties fo:margin-left="0.1217in" fo:margin-right="0in" fo:margin-top="0in" fo:margin-bottom="0in" loext:contextual-spacing="false" fo:line-height="100%" fo:text-align="start" style:justify-single-word="false" fo:keep-together="auto" fo:orphans="0" fo:widows="0" fo:text-indent="-0.1217in" style:auto-text-indent="false" fo:padding="0in" fo:border="none" fo:keep-with-next="auto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1in" fo:margin-left="1in" fo:margin-right="1in" style:writing-mode="lr-tb" style:layout-grid-color="#c0c0c0" style:layout-grid-lines="250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0.9146in" svg:height="0.5929in" draw:z-index="0"><draw:image xlink:href="Pictures/1000020100000155000000DD6372E166196529C7.png" xlink:type="simple" xlink:show="embed" xlink:actuate="onLoad" loext:mime-type="image/png"/></draw:frame></text:p>
            </table:table-cell>
            <table:table-cell table:style-name="Table3.A1" table:number-rows-spanned="4" office:value-type="string">
              <text:p text:style-name="MP3"><text:span text:style-name="MT1">KUIS 2</text:span></text:p>
              <text:p text:style-name="MP3"><text:span text:style-name="MT2">PROGRAM STUDI TEKNIK ELEKTRO</text:span></text:p>
              <text:p text:style-name="MP3"><text:span text:style-name="MT3">Semester </text:span><text:span text:style-name="MT4">Genap</text:span><text:span text:style-name="MT3"> Tahun Ajaran 2022/2023</text:span></text:p>
            </table:table-cell>
            <table:table-cell table:style-name="Table3.A1" office:value-type="string">
              <text:p text:style-name="MP4"><text:span text:style-name="MT5">No. Dok.</text:span></text:p>
            </table:table-cell>
            <table:table-cell table:style-name="Table3.A1" office:value-type="string">
              <text:p text:style-name="MP4"><text:span text:style-name="MT5">:</text:span></text:p>
            </table:table-cell>
            <table:table-cell table:style-name="Table3.A1" office:value-type="string">
              <text:p text:style-name="MP5"><text:span text:style-name="MT5">1</text:span></text:p>
            </table:table-cell>
          </table:table-row>
          <table:table-row table:style-name="Table3.1">
            <table:covered-table-cell/>
            <table:covered-table-cell/>
            <table:table-cell table:style-name="Table3.A1" office:value-type="string">
              <text:p text:style-name="MP4"><text:span text:style-name="MT5">Tgl. Terbit</text:span></text:p>
            </table:table-cell>
            <table:table-cell table:style-name="Table3.A1" office:value-type="string">
              <text:p text:style-name="MP4"><text:span text:style-name="MT5">: </text:span></text:p>
            </table:table-cell>
            <table:table-cell table:style-name="Table3.A1" office:value-type="string">
              <text:p text:style-name="MP4"><text:span text:style-name="MT5">2</text:span>7<text:span text:style-name="MT5">/0</text:span>1<text:span text:style-name="MT5">/2022</text:span></text:p>
            </table:table-cell>
          </table:table-row>
          <table:table-row table:style-name="Table3.1">
            <table:covered-table-cell/>
            <table:covered-table-cell/>
            <table:table-cell table:style-name="Table3.A1" office:value-type="string">
              <text:p text:style-name="MP7"><text:span text:style-name="MT5">No. Revisi </text:span></text:p>
            </table:table-cell>
            <table:table-cell table:style-name="Table3.A1" office:value-type="string">
              <text:p text:style-name="MP4"><text:span text:style-name="MT5">:</text:span></text:p>
            </table:table-cell>
            <table:table-cell table:style-name="Table3.A1" office:value-type="string">
              <text:p text:style-name="MP4"><text:span text:style-name="MT5">02</text:span></text:p>
            </table:table-cell>
          </table:table-row>
          <table:table-row table:style-name="Table3.1">
            <table:covered-table-cell/>
            <table:covered-table-cell/>
            <table:table-cell table:style-name="Table3.A1" office:value-type="string">
              <text:p text:style-name="MP4"><text:span text:style-name="MT5">Hal</text:span></text:p>
            </table:table-cell>
            <table:table-cell table:style-name="Table3.A1" office:value-type="string">
              <text:p text:style-name="MP4"><text:span text:style-name="MT5">:</text:span></text:p>
            </table:table-cell>
            <table:table-cell table:style-name="Table3.A1" office:value-type="string">
              <text:p text:style-name="MP4"><text:span text:style-name="MT5">1/2</text:span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8:41:00</meta:creation-date>
    <meta:initial-creator>GUSTI UNT</meta:initial-creator>
    <meta:document-statistic meta:table-count="3" meta:image-count="1" meta:object-count="0" meta:page-count="2" meta:paragraph-count="77" meta:word-count="551" meta:character-count="3580" meta:non-whitespace-character-count="3102"/>
    <meta:generator>LibreOfficeDev/6.0.5.2$Linux_X86_64 LibreOffice_project/</meta:generator>
  </office:meta>
</office:document-meta>
</file>